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P3" style:family="paragraph" style:parent-style-name="headline1"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3d3799e"/>
    </style:style>
    <style:style style:name="P4" style:family="paragraph" style:parent-style-name="Text_20_body">
      <loext:graphic-properties draw:fill="none"/>
      <style:paragraph-properties fo:margin-left="0cm" fo:margin-right="0cm" fo:text-indent="0cm" style:auto-text-indent="false" fo:background-color="transparent"/>
      <style:text-properties officeooo:paragraph-rsid="03bc439f"/>
    </style:style>
    <style:style style:name="P5" style:family="paragraph" style:parent-style-name="Text_20_body">
      <loext:graphic-properties draw:fill="none"/>
      <style:paragraph-properties fo:margin-left="0cm" fo:margin-right="0cm" fo:text-indent="0cm" style:auto-text-indent="false" fo:background-color="transparent"/>
      <style:text-properties officeooo:paragraph-rsid="03cec685"/>
    </style:style>
    <style:style style:name="P6" style:family="paragraph" style:parent-style-name="Text_20_body">
      <loext:graphic-properties draw:fill="none"/>
      <style:paragraph-properties fo:margin-left="0cm" fo:margin-right="0cm" fo:text-indent="0cm" style:auto-text-indent="false" fo:background-color="transparent"/>
      <style:text-properties officeooo:paragraph-rsid="03d2f0d3"/>
    </style:style>
    <style:style style:name="P7" style:family="paragraph" style:parent-style-name="Text_20_body">
      <loext:graphic-properties draw:fill="none"/>
      <style:paragraph-properties fo:margin-left="0cm" fo:margin-right="0cm" fo:text-indent="0cm" style:auto-text-indent="false" fo:background-color="transparent"/>
      <style:text-properties fo:color="#000000" style:font-name="DejaVu Sans" fo:font-size="12pt" officeooo:rsid="02ffbc80" officeooo:paragraph-rsid="03d2f0d3" fo:background-color="transparent" style:font-size-asian="12pt" style:font-size-complex="12pt"/>
    </style:style>
    <style:style style:name="P8" style:family="paragraph" style:parent-style-name="Text_20_body">
      <loext:graphic-properties draw:fill="none"/>
      <style:paragraph-properties fo:margin-left="0cm" fo:margin-right="0cm" fo:text-indent="0cm" style:auto-text-indent="false" fo:background-color="transparent"/>
      <style:text-properties officeooo:paragraph-rsid="03d99eec"/>
    </style:style>
    <style:style style:name="P9" style:family="paragraph" style:parent-style-name="Text_20_body">
      <loext:graphic-properties draw:fill="none"/>
      <style:paragraph-properties fo:margin-left="0cm" fo:margin-right="0cm" fo:text-indent="0cm" style:auto-text-indent="false" fo:background-color="transparent"/>
      <style:text-properties officeooo:paragraph-rsid="03cec685"/>
    </style:style>
    <style:style style:name="T1" style:family="text">
      <style:text-properties style:font-name="DejaVu Sans" fo:font-style="normal" fo:font-weight="normal" officeooo:rsid="00af3a2e" style:font-style-asian="normal" style:font-weight-asian="normal" style:font-style-complex="normal" style:font-weight-complex="normal"/>
    </style:style>
    <style:style style:name="T2" style:family="text">
      <style:text-properties style:font-name="DejaVu Sans" fo:font-size="12pt" style:font-size-asian="12pt" style:font-size-complex="12pt"/>
    </style:style>
    <style:style style:name="T3" style:family="text">
      <style:text-properties style:font-name="DejaVu Sans" fo:font-size="12pt" officeooo:rsid="031a8078" style:font-size-asian="12pt" style:font-size-complex="12pt"/>
    </style:style>
    <style:style style:name="T4" style:family="text">
      <style:text-properties style:font-name="DejaVu Sans" fo:font-size="12pt" officeooo:rsid="02d42776" style:font-size-asian="12pt" style:font-size-complex="12pt"/>
    </style:style>
    <style:style style:name="T5" style:family="text">
      <style:text-properties style:font-name="DejaVu Sans" fo:font-size="12pt" officeooo:rsid="032a0c20" style:font-size-asian="12pt" style:font-size-complex="12pt"/>
    </style:style>
    <style:style style:name="T6" style:family="text">
      <style:text-properties style:font-name="DejaVu Sans" fo:font-size="12pt" fo:font-weight="bold" style:font-size-asian="12pt" style:font-weight-asian="bold" style:font-size-complex="12pt" style:font-weight-complex="bold"/>
    </style:style>
    <style:style style:name="T7" style:family="text">
      <style:text-properties style:font-name="DejaVu Sans" fo:font-size="26pt" style:font-size-asian="26pt" style:font-size-complex="26pt"/>
    </style:style>
    <style:style style:name="T8" style:family="text">
      <style:text-properties fo:color="#000000" style:text-position="12% 100%" style:font-name="Aharoni CLM" fo:font-size="22pt" style:font-size-asian="22pt" style:font-size-complex="22pt"/>
    </style:style>
    <style:style style:name="T9" style:family="text">
      <style:text-properties fo:color="#000000" style:text-position="12% 100%" style:font-name="Aharoni CLM" fo:font-size="22pt" officeooo:rsid="039b8e73" style:font-size-asian="22pt" style:font-size-complex="22pt"/>
    </style:style>
    <style:style style:name="T10" style:family="text">
      <style:text-properties fo:color="#000000" style:text-position="12% 100%" style:font-name="Aharoni CLM" fo:font-size="22pt" officeooo:rsid="03ae3dfe" style:font-size-asian="22pt" style:font-size-complex="22pt"/>
    </style:style>
    <style:style style:name="T11" style:family="text">
      <style:text-properties fo:color="#000000" style:text-position="12% 100%" style:font-name="Aharoni CLM" fo:font-size="22pt" officeooo:rsid="03c78866" style:font-size-asian="22pt" style:font-size-complex="22pt"/>
    </style:style>
    <style:style style:name="T12" style:family="text">
      <style:text-properties fo:color="#000000" style:text-position="12% 100%" style:font-name="Aharoni CLM" fo:font-size="22pt" officeooo:rsid="03d3799e" style:font-size-asian="22pt" style:font-size-complex="22pt"/>
    </style:style>
    <style:style style:name="T13" style:family="text">
      <style:text-properties fo:color="#000000" style:font-name="DejaVu Sans" fo:font-size="12pt" style:font-size-asian="12pt" style:font-size-complex="12pt"/>
    </style:style>
    <style:style style:name="T14" style:family="text">
      <style:text-properties fo:color="#000000" style:font-name="DejaVu Sans" fo:font-size="12pt" officeooo:rsid="02d1e348" style:font-size-asian="12pt" style:font-size-complex="12pt"/>
    </style:style>
    <style:style style:name="T15" style:family="text">
      <style:text-properties fo:color="#000000" style:font-name="DejaVu Sans" fo:font-size="12pt" officeooo:rsid="02ffbc80" style:font-size-asian="12pt" style:font-size-complex="12pt"/>
    </style:style>
    <style:style style:name="T16" style:family="text">
      <style:text-properties fo:color="#000000" style:font-name="DejaVu Sans" fo:font-size="12pt" officeooo:rsid="03179547" style:font-size-asian="12pt" style:font-size-complex="12pt"/>
    </style:style>
    <style:style style:name="T17" style:family="text">
      <style:text-properties fo:color="#000000" style:font-name="DejaVu Sans" fo:font-size="12pt" officeooo:rsid="033b1af3" style:font-size-asian="12pt" style:font-size-complex="12pt"/>
    </style:style>
    <style:style style:name="T18" style:family="text">
      <style:text-properties fo:color="#000000" style:font-name="DejaVu Sans" fo:font-size="12pt" officeooo:rsid="033bba49" style:font-size-asian="12pt" style:font-size-complex="12pt"/>
    </style:style>
    <style:style style:name="T19" style:family="text">
      <style:text-properties fo:color="#000000" style:font-name="DejaVu Sans" fo:font-size="12pt" officeooo:rsid="02dab7e7" style:font-size-asian="12pt" style:font-size-complex="12pt"/>
    </style:style>
    <style:style style:name="T20" style:family="text">
      <style:text-properties fo:color="#000000" style:font-name="DejaVu Sans" fo:font-size="12pt" officeooo:rsid="0329002d" style:font-size-asian="12pt" style:font-size-complex="12pt"/>
    </style:style>
    <style:style style:name="T21" style:family="text">
      <style:text-properties fo:color="#000000" style:font-name="DejaVu Sans" fo:font-size="12pt" officeooo:rsid="031ebc8e" style:font-size-asian="12pt" style:font-size-complex="12pt"/>
    </style:style>
    <style:style style:name="T22" style:family="text">
      <style:text-properties fo:color="#000000" style:font-name="DejaVu Sans" fo:font-size="12pt" officeooo:rsid="031beaab" style:font-size-asian="12pt" style:font-size-complex="12pt"/>
    </style:style>
    <style:style style:name="T23" style:family="text">
      <style:text-properties fo:color="#000000" style:font-name="DejaVu Sans" fo:font-size="12pt" officeooo:rsid="033ed18c" style:font-size-asian="12pt" style:font-size-complex="12pt"/>
    </style:style>
    <style:style style:name="T24" style:family="text">
      <style:text-properties fo:color="#000000" style:font-name="DejaVu Sans" fo:font-size="12pt" officeooo:rsid="0306e546" style:font-size-asian="12pt" style:font-size-complex="12pt"/>
    </style:style>
    <style:style style:name="T25" style:family="text">
      <style:text-properties fo:color="#000000" style:font-name="DejaVu Sans" fo:font-size="12pt" officeooo:rsid="03329e4b" style:font-size-asian="12pt" style:font-size-complex="12pt"/>
    </style:style>
    <style:style style:name="T26" style:family="text">
      <style:text-properties fo:color="#000000" style:font-name="DejaVu Sans" fo:font-size="12pt" officeooo:rsid="033d14e7" style:font-size-asian="12pt" style:font-size-complex="12pt"/>
    </style:style>
    <style:style style:name="T27" style:family="text">
      <style:text-properties fo:color="#000000" style:font-name="DejaVu Sans" fo:font-size="12pt" officeooo:rsid="033f0ac5" style:font-size-asian="12pt" style:font-size-complex="12pt"/>
    </style:style>
    <style:style style:name="T28" style:family="text">
      <style:text-properties fo:color="#000000" style:font-name="DejaVu Sans" fo:font-size="12pt" officeooo:rsid="032099ea" style:font-size-asian="12pt" style:font-size-complex="12pt"/>
    </style:style>
    <style:style style:name="T29" style:family="text">
      <style:text-properties fo:color="#000000" style:font-name="DejaVu Sans" fo:font-size="12pt" officeooo:rsid="030a189e" style:font-size-asian="12pt" style:font-size-complex="12pt"/>
    </style:style>
    <style:style style:name="T30" style:family="text">
      <style:text-properties fo:color="#000000" style:font-name="DejaVu Sans" fo:font-size="12pt" officeooo:rsid="0318c104" style:font-size-asian="12pt" style:font-size-complex="12pt"/>
    </style:style>
    <style:style style:name="T31" style:family="text">
      <style:text-properties fo:color="#000000" style:font-name="DejaVu Sans" fo:font-size="12pt" officeooo:rsid="0340b0f8" style:font-size-asian="12pt" style:font-size-complex="12pt"/>
    </style:style>
    <style:style style:name="T32" style:family="text">
      <style:text-properties fo:color="#000000" style:font-name="DejaVu Sans" fo:font-size="12pt" officeooo:rsid="03439626" style:font-size-asian="12pt" style:font-size-complex="12pt"/>
    </style:style>
    <style:style style:name="T33" style:family="text">
      <style:text-properties fo:color="#000000" style:font-name="DejaVu Sans" fo:font-size="12pt" officeooo:rsid="03214911" style:font-size-asian="12pt" style:font-size-complex="12pt"/>
    </style:style>
    <style:style style:name="T34" style:family="text">
      <style:text-properties fo:color="#000000" style:font-name="DejaVu Sans" fo:font-size="12pt" officeooo:rsid="0334c639" style:font-size-asian="12pt" style:font-size-complex="12pt"/>
    </style:style>
    <style:style style:name="T35" style:family="text">
      <style:text-properties fo:color="#000000" style:font-name="DejaVu Sans" fo:font-size="12pt" officeooo:rsid="032536ca" style:font-size-asian="12pt" style:font-size-complex="12pt"/>
    </style:style>
    <style:style style:name="T36" style:family="text">
      <style:text-properties fo:color="#000000" style:font-name="DejaVu Sans" fo:font-size="12pt" officeooo:rsid="034f018e" style:font-size-asian="12pt" style:font-size-complex="12pt"/>
    </style:style>
    <style:style style:name="T37" style:family="text">
      <style:text-properties fo:color="#000000" style:font-name="DejaVu Sans" fo:font-size="12pt" officeooo:rsid="032a0c20" style:font-size-asian="12pt" style:font-size-complex="12pt"/>
    </style:style>
    <style:style style:name="T38" style:family="text">
      <style:text-properties fo:color="#000000" style:font-name="DejaVu Sans" fo:font-size="12pt" officeooo:rsid="0342ffc5" style:font-size-asian="12pt" style:font-size-complex="12pt"/>
    </style:style>
    <style:style style:name="T39" style:family="text">
      <style:text-properties fo:color="#000000" style:font-name="DejaVu Sans" fo:font-size="12pt" officeooo:rsid="034144bc" style:font-size-asian="12pt" style:font-size-complex="12pt"/>
    </style:style>
    <style:style style:name="T40" style:family="text">
      <style:text-properties fo:color="#000000" style:font-name="DejaVu Sans" fo:font-size="12pt" officeooo:rsid="0354cf57" style:font-size-asian="12pt" style:font-size-complex="12pt"/>
    </style:style>
    <style:style style:name="T41" style:family="text">
      <style:text-properties fo:color="#000000" style:font-name="DejaVu Sans" fo:font-size="12pt" officeooo:rsid="0356c25b" style:font-size-asian="12pt" style:font-size-complex="12pt"/>
    </style:style>
    <style:style style:name="T42" style:family="text">
      <style:text-properties fo:color="#000000" style:font-name="DejaVu Sans" fo:font-size="12pt" officeooo:rsid="0357169d" style:font-size-asian="12pt" style:font-size-complex="12pt"/>
    </style:style>
    <style:style style:name="T43" style:family="text">
      <style:text-properties fo:color="#000000" style:font-name="DejaVu Sans" fo:font-size="12pt" officeooo:rsid="03579734" style:font-size-asian="12pt" style:font-size-complex="12pt"/>
    </style:style>
    <style:style style:name="T44" style:family="text">
      <style:text-properties fo:color="#000000" style:font-name="DejaVu Sans" fo:font-size="12pt" officeooo:rsid="0357e256" style:font-size-asian="12pt" style:font-size-complex="12pt"/>
    </style:style>
    <style:style style:name="T45" style:family="text">
      <style:text-properties fo:color="#000000" style:font-name="DejaVu Sans" fo:font-size="12pt" officeooo:rsid="0357ef0d" style:font-size-asian="12pt" style:font-size-complex="12pt"/>
    </style:style>
    <style:style style:name="T46" style:family="text">
      <style:text-properties fo:color="#000000" style:font-name="DejaVu Sans" fo:font-size="12pt" officeooo:rsid="035eb01c" style:font-size-asian="12pt" style:font-size-complex="12pt"/>
    </style:style>
    <style:style style:name="T47" style:family="text">
      <style:text-properties fo:color="#000000" style:font-name="DejaVu Sans" fo:font-size="12pt" officeooo:rsid="0368ccb4" style:font-size-asian="12pt" style:font-size-complex="12pt"/>
    </style:style>
    <style:style style:name="T48" style:family="text">
      <style:text-properties fo:color="#000000" style:font-name="DejaVu Sans" fo:font-size="12pt" officeooo:rsid="036ac626" style:font-size-asian="12pt" style:font-size-complex="12pt"/>
    </style:style>
    <style:style style:name="T49" style:family="text">
      <style:text-properties fo:color="#000000" style:font-name="DejaVu Sans" fo:font-size="12pt" officeooo:rsid="036bd0ae" style:font-size-asian="12pt" style:font-size-complex="12pt"/>
    </style:style>
    <style:style style:name="T50" style:family="text">
      <style:text-properties fo:color="#000000" style:font-name="DejaVu Sans" fo:font-size="12pt" officeooo:rsid="036dc630" style:font-size-asian="12pt" style:font-size-complex="12pt"/>
    </style:style>
    <style:style style:name="T51" style:family="text">
      <style:text-properties fo:color="#000000" style:font-name="DejaVu Sans" fo:font-size="12pt" officeooo:rsid="036f11f1" style:font-size-asian="12pt" style:font-size-complex="12pt"/>
    </style:style>
    <style:style style:name="T52" style:family="text">
      <style:text-properties fo:color="#000000" style:font-name="DejaVu Sans" fo:font-size="12pt" officeooo:rsid="03710963" style:font-size-asian="12pt" style:font-size-complex="12pt"/>
    </style:style>
    <style:style style:name="T53" style:family="text">
      <style:text-properties fo:color="#000000" style:font-name="DejaVu Sans" fo:font-size="12pt" officeooo:rsid="0371eccb" style:font-size-asian="12pt" style:font-size-complex="12pt"/>
    </style:style>
    <style:style style:name="T54" style:family="text">
      <style:text-properties fo:color="#000000" style:font-name="DejaVu Sans" fo:font-size="12pt" officeooo:rsid="0377b936" style:font-size-asian="12pt" style:font-size-complex="12pt"/>
    </style:style>
    <style:style style:name="T55" style:family="text">
      <style:text-properties fo:color="#000000" style:font-name="DejaVu Sans" fo:font-size="12pt" officeooo:rsid="03809fd1" style:font-size-asian="12pt" style:font-size-complex="12pt"/>
    </style:style>
    <style:style style:name="T56" style:family="text">
      <style:text-properties fo:color="#000000" style:font-name="DejaVu Sans" fo:font-size="12pt" officeooo:rsid="038572e6" style:font-size-asian="12pt" style:font-size-complex="12pt"/>
    </style:style>
    <style:style style:name="T57" style:family="text">
      <style:text-properties fo:color="#000000" style:font-name="DejaVu Sans" fo:font-size="12pt" officeooo:rsid="0387c8c8" style:font-size-asian="12pt" style:font-size-complex="12pt"/>
    </style:style>
    <style:style style:name="T58" style:family="text">
      <style:text-properties fo:color="#000000" style:font-name="DejaVu Sans" fo:font-size="12pt" officeooo:rsid="0387cd0e" style:font-size-asian="12pt" style:font-size-complex="12pt"/>
    </style:style>
    <style:style style:name="T59" style:family="text">
      <style:text-properties fo:color="#000000" style:font-name="DejaVu Sans" fo:font-size="12pt" officeooo:rsid="038d45ac" style:font-size-asian="12pt" style:font-size-complex="12pt"/>
    </style:style>
    <style:style style:name="T60" style:family="text">
      <style:text-properties fo:color="#000000" style:font-name="DejaVu Sans" fo:font-size="12pt" officeooo:rsid="03940262" style:font-size-asian="12pt" style:font-size-complex="12pt"/>
    </style:style>
    <style:style style:name="T61" style:family="text">
      <style:text-properties fo:color="#000000" style:font-name="DejaVu Sans" fo:font-size="12pt" officeooo:rsid="0395904f" style:font-size-asian="12pt" style:font-size-complex="12pt"/>
    </style:style>
    <style:style style:name="T62" style:family="text">
      <style:text-properties fo:color="#000000" style:font-name="DejaVu Sans" fo:font-size="12pt" officeooo:rsid="03a6ee4e" style:font-size-asian="12pt" style:font-size-complex="12pt"/>
    </style:style>
    <style:style style:name="T63" style:family="text">
      <style:text-properties fo:color="#000000" style:font-name="DejaVu Sans" fo:font-size="12pt" officeooo:rsid="03a79664" style:font-size-asian="12pt" style:font-size-complex="12pt"/>
    </style:style>
    <style:style style:name="T64" style:family="text">
      <style:text-properties fo:color="#000000" style:font-name="DejaVu Sans" fo:font-size="12pt" officeooo:rsid="03a7c26a" style:font-size-asian="12pt" style:font-size-complex="12pt"/>
    </style:style>
    <style:style style:name="T65" style:family="text">
      <style:text-properties fo:color="#000000" style:font-name="DejaVu Sans" fo:font-size="12pt" officeooo:rsid="03a9460e" style:font-size-asian="12pt" style:font-size-complex="12pt"/>
    </style:style>
    <style:style style:name="T66" style:family="text">
      <style:text-properties fo:color="#000000" style:font-name="DejaVu Sans" fo:font-size="12pt" officeooo:rsid="03adfe4b" style:font-size-asian="12pt" style:font-size-complex="12pt"/>
    </style:style>
    <style:style style:name="T67" style:family="text">
      <style:text-properties fo:color="#000000" style:font-name="DejaVu Sans" fo:font-size="12pt" officeooo:rsid="02d1e348" fo:background-color="transparent" loext:char-shading-value="0" style:font-size-asian="12pt" style:font-size-complex="12pt"/>
    </style:style>
    <style:style style:name="T68" style:family="text">
      <style:text-properties fo:color="#000000" style:font-name="DejaVu Sans" fo:font-size="12pt" officeooo:rsid="02e18bd7" fo:background-color="transparent" loext:char-shading-value="0" style:font-size-asian="12pt" style:font-size-complex="12pt"/>
    </style:style>
    <style:style style:name="T69" style:family="text">
      <style:text-properties fo:color="#000000" style:font-name="DejaVu Sans" fo:font-size="12pt" officeooo:rsid="0348a3f5" fo:background-color="transparent" loext:char-shading-value="0" style:font-size-asian="12pt" style:font-size-complex="12pt"/>
    </style:style>
    <style:style style:name="T70" style:family="text">
      <style:text-properties fo:color="#000000" style:font-name="DejaVu Sans" fo:font-size="12pt" officeooo:rsid="031365a4" fo:background-color="transparent" loext:char-shading-value="0" style:font-size-asian="12pt" style:font-size-complex="12pt"/>
    </style:style>
    <style:style style:name="T71" style:family="text">
      <style:text-properties fo:color="#000000" style:font-name="DejaVu Sans" fo:font-size="12pt" officeooo:rsid="032dffee" fo:background-color="transparent" loext:char-shading-value="0" style:font-size-asian="12pt" style:font-size-complex="12pt"/>
    </style:style>
    <style:style style:name="T72" style:family="text">
      <style:text-properties fo:color="#000000" style:font-name="DejaVu Sans" fo:font-size="12pt" officeooo:rsid="034c90d0" fo:background-color="transparent" loext:char-shading-value="0" style:font-size-asian="12pt" style:font-size-complex="12pt"/>
    </style:style>
    <style:style style:name="T73" style:family="text">
      <style:text-properties fo:color="#000000" style:font-name="DejaVu Sans" fo:font-size="12pt" officeooo:rsid="02fce1d8" fo:background-color="transparent" loext:char-shading-value="0" style:font-size-asian="12pt" style:font-size-complex="12pt"/>
    </style:style>
    <style:style style:name="T74" style:family="text">
      <style:text-properties fo:color="#000000" style:font-name="DejaVu Sans" fo:font-size="12pt" officeooo:rsid="03363502" fo:background-color="transparent" loext:char-shading-value="0" style:font-size-asian="12pt" style:font-size-complex="12pt"/>
    </style:style>
    <style:style style:name="T75" style:family="text">
      <style:text-properties fo:color="#000000" style:font-name="DejaVu Sans" fo:font-size="12pt" officeooo:rsid="03214911" fo:background-color="transparent" loext:char-shading-value="0" style:font-size-asian="12pt" style:font-size-complex="12pt"/>
    </style:style>
    <style:style style:name="T76" style:family="text">
      <style:text-properties fo:color="#000000" style:font-name="DejaVu Sans" fo:font-size="12pt" officeooo:rsid="035bf182" fo:background-color="transparent" loext:char-shading-value="0" style:font-size-asian="12pt" style:font-size-complex="12pt"/>
    </style:style>
    <style:style style:name="T77" style:family="text">
      <style:text-properties fo:color="#000000" style:font-name="DejaVu Sans" fo:font-size="12pt" officeooo:rsid="035c3d67" fo:background-color="transparent" loext:char-shading-value="0" style:font-size-asian="12pt" style:font-size-complex="12pt"/>
    </style:style>
    <style:style style:name="T78" style:family="text">
      <style:text-properties fo:color="#000000" style:font-name="DejaVu Sans" fo:font-size="12pt" officeooo:rsid="035ed7ff" fo:background-color="transparent" loext:char-shading-value="0" style:font-size-asian="12pt" style:font-size-complex="12pt"/>
    </style:style>
    <style:style style:name="T79" style:family="text">
      <style:text-properties fo:color="#000000" style:font-name="DejaVu Sans" fo:font-size="12pt" officeooo:rsid="0363c867" fo:background-color="transparent" loext:char-shading-value="0" style:font-size-asian="12pt" style:font-size-complex="12pt"/>
    </style:style>
    <style:style style:name="T80" style:family="text">
      <style:text-properties fo:color="#000000" style:font-name="DejaVu Sans" fo:font-size="12pt" officeooo:rsid="03653f92" fo:background-color="transparent" loext:char-shading-value="0" style:font-size-asian="12pt" style:font-size-complex="12pt"/>
    </style:style>
    <style:style style:name="T81" style:family="text">
      <style:text-properties fo:color="#000000" style:font-name="DejaVu Sans" fo:font-size="12pt" officeooo:rsid="036521dc" fo:background-color="transparent" loext:char-shading-value="0" style:font-size-asian="12pt" style:font-size-complex="12pt"/>
    </style:style>
    <style:style style:name="T82" style:family="text">
      <style:text-properties fo:color="#000000" style:font-name="DejaVu Sans" fo:font-size="12pt" officeooo:rsid="03672432" fo:background-color="transparent" loext:char-shading-value="0" style:font-size-asian="12pt" style:font-size-complex="12pt"/>
    </style:style>
    <style:style style:name="T83" style:family="text">
      <style:text-properties fo:color="#000000" style:font-name="DejaVu Sans" fo:font-size="12pt" officeooo:rsid="03762105" fo:background-color="transparent" loext:char-shading-value="0" style:font-size-asian="12pt" style:font-size-complex="12pt"/>
    </style:style>
    <style:style style:name="T84" style:family="text">
      <style:text-properties fo:color="#000000" style:font-name="DejaVu Sans" fo:font-size="12pt" officeooo:rsid="037d548a" fo:background-color="transparent" loext:char-shading-value="0" style:font-size-asian="12pt" style:font-size-complex="12pt"/>
    </style:style>
    <style:style style:name="T85" style:family="text">
      <style:text-properties fo:color="#000000" style:font-name="DejaVu Sans" fo:font-size="12pt" officeooo:rsid="03b31763" fo:background-color="transparent" loext:char-shading-value="0" style:font-size-asian="12pt" style:font-size-complex="12pt"/>
    </style:style>
    <style:style style:name="T86" style:family="text">
      <style:text-properties fo:color="#000000" style:font-name="DejaVu Sans" fo:font-size="12pt" officeooo:rsid="03b3b273" fo:background-color="transparent" loext:char-shading-value="0" style:font-size-asian="12pt" style:font-size-complex="12pt"/>
    </style:style>
    <style:style style:name="T87" style:family="text">
      <style:text-properties fo:color="#000000" style:font-name="DejaVu Sans" fo:font-size="12pt" officeooo:rsid="03b54359" fo:background-color="transparent" loext:char-shading-value="0" style:font-size-asian="12pt" style:font-size-complex="12pt"/>
    </style:style>
    <style:style style:name="T88" style:family="text">
      <style:text-properties fo:color="#000000" style:font-name="DejaVu Sans" fo:font-size="12pt" officeooo:rsid="03b64029" fo:background-color="transparent" loext:char-shading-value="0" style:font-size-asian="12pt" style:font-size-complex="12pt"/>
    </style:style>
    <style:style style:name="T89" style:family="text">
      <style:text-properties fo:color="#000000" style:font-name="DejaVu Sans" fo:font-size="12pt" officeooo:rsid="03b72c69" fo:background-color="transparent" loext:char-shading-value="0" style:font-size-asian="12pt" style:font-size-complex="12pt"/>
    </style:style>
    <style:style style:name="T90" style:family="text">
      <style:text-properties fo:color="#000000" style:font-name="DejaVu Sans" fo:font-size="12pt" officeooo:rsid="03b7fac1" fo:background-color="transparent" loext:char-shading-value="0" style:font-size-asian="12pt" style:font-size-complex="12pt"/>
    </style:style>
    <style:style style:name="T91" style:family="text">
      <style:text-properties fo:color="#000000" style:font-name="DejaVu Sans" fo:font-size="12pt" officeooo:rsid="03b9d682" fo:background-color="transparent" loext:char-shading-value="0" style:font-size-asian="12pt" style:font-size-complex="12pt"/>
    </style:style>
    <style:style style:name="T92" style:family="text">
      <style:text-properties fo:color="#000000" style:font-name="DejaVu Sans" fo:font-size="12pt" officeooo:rsid="03bd1637" fo:background-color="transparent" loext:char-shading-value="0" style:font-size-asian="12pt" style:font-size-complex="12pt"/>
    </style:style>
    <style:style style:name="T93" style:family="text">
      <style:text-properties fo:color="#000000" style:font-name="DejaVu Sans" fo:font-size="12pt" officeooo:rsid="03c78866" fo:background-color="transparent" loext:char-shading-value="0" style:font-size-asian="12pt" style:font-size-complex="12pt"/>
    </style:style>
    <style:style style:name="T94" style:family="text">
      <style:text-properties fo:color="#000000" style:font-name="DejaVu Sans" fo:font-size="12pt" officeooo:rsid="03c7fd4d" fo:background-color="transparent" loext:char-shading-value="0" style:font-size-asian="12pt" style:font-size-complex="12pt"/>
    </style:style>
    <style:style style:name="T95" style:family="text">
      <style:text-properties fo:color="#000000" style:font-name="DejaVu Sans" fo:font-size="12pt" officeooo:rsid="03c8f3ef" fo:background-color="transparent" loext:char-shading-value="0" style:font-size-asian="12pt" style:font-size-complex="12pt"/>
    </style:style>
    <style:style style:name="T96" style:family="text">
      <style:text-properties fo:color="#000000" style:font-name="DejaVu Sans" fo:font-size="12pt" officeooo:rsid="03ca2b40" fo:background-color="transparent" loext:char-shading-value="0" style:font-size-asian="12pt" style:font-size-complex="12pt"/>
    </style:style>
    <style:style style:name="T97" style:family="text">
      <style:text-properties fo:color="#000000" style:font-name="DejaVu Sans" fo:font-size="12pt" officeooo:rsid="03cde5e9" fo:background-color="transparent" loext:char-shading-value="0" style:font-size-asian="12pt" style:font-size-complex="12pt"/>
    </style:style>
    <style:style style:name="T98" style:family="text">
      <style:text-properties fo:color="#000000" style:font-name="DejaVu Sans" fo:font-size="12pt" officeooo:rsid="03cec685" fo:background-color="transparent" loext:char-shading-value="0" style:font-size-asian="12pt" style:font-size-complex="12pt"/>
    </style:style>
    <style:style style:name="T99" style:family="text">
      <style:text-properties fo:color="#000000" style:font-name="DejaVu Sans" fo:font-size="12pt" officeooo:rsid="03cfdba8" fo:background-color="transparent" loext:char-shading-value="0" style:font-size-asian="12pt" style:font-size-complex="12pt"/>
    </style:style>
    <style:style style:name="T100" style:family="text">
      <style:text-properties fo:color="#000000" style:font-name="DejaVu Sans" fo:font-size="12pt" officeooo:rsid="03d0063e" fo:background-color="transparent" loext:char-shading-value="0" style:font-size-asian="12pt" style:font-size-complex="12pt"/>
    </style:style>
    <style:style style:name="T101" style:family="text">
      <style:text-properties fo:color="#000000" style:font-name="DejaVu Sans" fo:font-size="12pt" officeooo:rsid="03d03c60" fo:background-color="transparent" loext:char-shading-value="0" style:font-size-asian="12pt" style:font-size-complex="12pt"/>
    </style:style>
    <style:style style:name="T102" style:family="text">
      <style:text-properties fo:color="#000000" style:font-name="DejaVu Sans" fo:font-size="12pt" officeooo:rsid="03d20130" fo:background-color="transparent" loext:char-shading-value="0" style:font-size-asian="12pt" style:font-size-complex="12pt"/>
    </style:style>
    <style:style style:name="T103" style:family="text">
      <style:text-properties fo:color="#000000" style:font-name="DejaVu Sans" fo:font-size="12pt" officeooo:rsid="03d2f0d3" fo:background-color="transparent" loext:char-shading-value="0" style:font-size-asian="12pt" style:font-size-complex="12pt"/>
    </style:style>
    <style:style style:name="T104" style:family="text">
      <style:text-properties fo:color="#000000" style:font-name="DejaVu Sans" fo:font-size="12pt" officeooo:rsid="03d3799e" fo:background-color="transparent" loext:char-shading-value="0" style:font-size-asian="12pt" style:font-size-complex="12pt"/>
    </style:style>
    <style:style style:name="T105" style:family="text">
      <style:text-properties fo:color="#000000" style:font-name="DejaVu Sans" fo:font-size="12pt" officeooo:rsid="03d59617" fo:background-color="transparent" loext:char-shading-value="0" style:font-size-asian="12pt" style:font-size-complex="12pt"/>
    </style:style>
    <style:style style:name="T106" style:family="text">
      <style:text-properties fo:color="#000000" style:font-name="DejaVu Sans" fo:font-size="12pt" officeooo:rsid="03d99eec" fo:background-color="transparent" loext:char-shading-value="0" style:font-size-asian="12pt" style:font-size-complex="12pt"/>
    </style:style>
    <style:style style:name="T107" style:family="text">
      <style:text-properties fo:color="#000000" style:font-name="DejaVu Sans" fo:font-size="12pt" fo:font-weight="normal" style:font-size-asian="12pt" style:font-weight-asian="normal" style:font-size-complex="12pt" style:font-weight-complex="normal"/>
    </style:style>
    <style:style style:name="T108" style:family="text">
      <style:text-properties fo:color="#000000" style:font-name="DejaVu Sans" fo:font-size="12pt" fo:font-weight="normal" officeooo:rsid="031beaab" style:font-size-asian="12pt" style:font-weight-asian="normal" style:font-size-complex="12pt" style:font-weight-complex="normal"/>
    </style:style>
    <style:style style:name="T109" style:family="text">
      <style:text-properties fo:color="#000000" style:font-name="DejaVu Sans" fo:font-size="12pt" fo:font-weight="normal" officeooo:rsid="02e10aa9" style:font-size-asian="12pt" style:font-weight-asian="normal" style:font-size-complex="12pt" style:font-weight-complex="normal"/>
    </style:style>
    <style:style style:name="T110" style:family="text">
      <style:text-properties fo:color="#000000" style:font-name="DejaVu Sans" fo:font-size="12pt" fo:font-weight="normal" officeooo:rsid="031b53ea" style:font-size-asian="12pt" style:font-weight-asian="normal" style:font-size-complex="12pt" style:font-weight-complex="normal"/>
    </style:style>
    <style:style style:name="T111" style:family="text">
      <style:text-properties fo:color="#000000" style:font-name="DejaVu Sans" fo:font-size="12pt" fo:font-weight="normal" officeooo:rsid="032fb979" style:font-size-asian="12pt" style:font-weight-asian="normal" style:font-size-complex="12pt" style:font-weight-complex="normal"/>
    </style:style>
    <style:style style:name="T112" style:family="text">
      <style:text-properties fo:color="#000000" style:font-name="DejaVu Sans" fo:font-size="12pt" fo:font-weight="normal" officeooo:rsid="03a6d267" style:font-size-asian="12pt" style:font-weight-asian="normal" style:font-size-complex="12pt" style:font-weight-complex="normal"/>
    </style:style>
    <style:style style:name="T113" style:family="text">
      <style:text-properties fo:color="#000000" style:font-name="DejaVu Sans" fo:font-size="12pt" fo:language="fr" fo:country="FR" fo:font-weight="normal" officeooo:rsid="032fb979" style:font-size-asian="12pt" style:font-weight-asian="normal" style:font-size-complex="12pt" style:font-weight-complex="normal"/>
    </style:style>
    <style:style style:name="T114" style:family="text">
      <style:text-properties fo:color="#000000" style:font-name="DejaVu Sans" fo:font-size="12pt" fo:font-weight="bold" officeooo:rsid="03b64029" fo:background-color="transparent" loext:char-shading-value="0" style:font-size-asian="12pt" style:font-weight-asian="bold" style:font-size-complex="12pt" style:font-weight-complex="bold"/>
    </style:style>
    <style:style style:name="T115" style:family="text">
      <style:text-properties fo:color="#000000" style:font-name="DejaVu Sans" fo:font-size="12pt" fo:font-weight="bold" officeooo:rsid="03b31763" style:font-size-asian="12pt" style:font-weight-asian="bold" style:font-size-complex="12pt" style:font-weight-complex="bold"/>
    </style:style>
    <style:style style:name="T116" style:family="text">
      <style:text-properties fo:color="#000000" style:font-name="DejaVu Sans" fo:font-size="12pt" fo:font-weight="bold" officeooo:rsid="03cde5e9" style:font-size-asian="12pt" style:font-weight-asian="bold" style:font-size-complex="12pt" style:font-weight-complex="bold"/>
    </style:style>
    <style:style style:name="T117" style:family="text">
      <style:text-properties fo:color="#000000" style:font-name="Aharoni CLM" fo:font-size="16pt" style:font-size-asian="16pt" style:font-size-complex="2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2">Les s</text:span><text:span text:style-name="T10">ynthetize</text:span><text:span text:style-name="T12">u</text:span><text:span text:style-name="T10">r</text:span><text:span text:style-name="T12">s </text:span><text:span text:style-name="T11">eT</text:span><text:span text:style-name="T12">extiles</text:span><text:span text:style-name="T8"> </text:span><text:span text:style-name="T9">~</text:span><text:span text:style-name="T7"><text:line-break/></text:span><text:span text:style-name="T117">Exploration musicale par le toucher</text:span></text:p>
      <text:p text:style-name="P8"><text:a xlink:type="simple" xlink:href="https://synth.etextile.org/" text:style-name="Internet_20_link" text:visited-style-name="Visited_20_Internet_20_Link">https://synth.etextile.org/</text:a><text:span text:style-name="T104"><text:line-break/></text:span><text:span text:style-name="T88"><text:line-break/>Les </text:span><text:span text:style-name="T114">sy</text:span><text:span text:style-name="T115">nthétiseurs-</text:span><text:span text:style-name="T116">eT</text:span><text:span text:style-name="T115">extiles</text:span><text:span text:style-name="T83"> </text:span><text:span text:style-name="T85">sont des</text:span><text:span text:style-name="T97"> </text:span><text:span text:style-name="T93">surface </text:span><text:span text:style-name="T97">tactiles</text:span><text:span text:style-name="T93"> </text:span><text:span text:style-name="T97">en textile </text:span><text:span text:style-name="T106">qui </text:span><text:span text:style-name="T97">ouvrent de nouvelle</text:span><text:span text:style-name="T105">s</text:span><text:span text:style-name="T97"> possibilités pour la composition et l’interrelation musicale. </text:span><text:span text:style-name="T98">C</text:span><text:span text:style-name="T85">es</text:span><text:span text:style-name="T67"> </text:span><text:span text:style-name="T86">interfaces</text:span><text:span text:style-name="T88"> </text:span><text:span text:style-name="T86">Multi-touch</text:span><text:span text:style-name="T67"> </text:span><text:span text:style-name="T86">permettent </text:span><text:span text:style-name="T98">d’analyser le toucher</text:span><text:span text:style-name="T93"> sous toutes </text:span><text:span text:style-name="T98">ces</text:span><text:span text:style-name="T93"> coutres : surface </text:span><text:span text:style-name="T98">de contact</text:span><text:span text:style-name="T93">, position, pression, vélocité, etc</text:span><text:span text:style-name="T67">, </text:span></text:p>
      <text:p text:style-name="P8"><text:span text:style-name="T97"/></text:p>
      <text:p text:style-name="P8"><text:span text:style-name="T97">instruments</text:span><text:span text:style-name="T95"> électroniques </text:span><text:span text:style-name="T97">qui offrent</text:span><text:span text:style-name="T95"> </text:span><text:span text:style-name="T93">un </text:span><text:span text:style-name="T97">accès </text:span><text:span text:style-name="T93">intuiti</text:span><text:span text:style-name="T95">f </text:span><text:span text:style-name="T97">au jeux musical</text:span><text:span text:style-name="T93">. </text:span><text:span text:style-name="T97">Ces</text:span></text:p>
      <text:p text:style-name="P8"><text:span text:style-name="T105">et</text:span><text:span text:style-name="T86"> </text:span><text:span text:style-name="T87">contrôl</text:span><text:span text:style-name="T96">er</text:span><text:span text:style-name="T86"> une multitude de </text:span><text:span text:style-name="T87">param</text:span><text:span text:style-name="T92">è</text:span><text:span text:style-name="T87">tr</text:span><text:span text:style-name="T92">e</text:span><text:span text:style-name="T87">s</text:span><text:span text:style-name="T86"> </text:span><text:span text:style-name="T88">sonores</text:span><text:span text:style-name="T86"> par </text:span><text:span text:style-name="T96">de simples caresses.</text:span><text:span text:style-name="T85"> </text:span></text:p>
      <text:p text:style-name="P5"><text:span text:style-name="T99"/></text:p>
      <text:p text:style-name="P5"><text:span text:style-name="T99">C</text:span><text:span text:style-name="T98">e projet ouvre une infinité de possibilités dans l’association de matières</text:span><text:span text:style-name="T94"> </text:span><text:span text:style-name="T98">textiles et d’univers sonres. </text:span><text:span text:style-name="T99">Les </text:span><text:span text:style-name="T98">déclin</text:span><text:span text:style-name="T99">aisons </text:span><text:span text:style-name="T100">envisagées</text:span><text:span text:style-name="T99"> seront le fruit </text:span><text:span text:style-name="T98">d</text:span><text:span text:style-name="T99">e</text:span><text:span text:style-name="T98"> collaborations artistiques entre textiliens, musiciens et informaticiens.</text:span></text:p>
      <text:p text:style-name="P6"><text:span text:style-name="T101">Les qualités textile de ces interfaces, permettent notamment </text:span><text:span text:style-name="T91">de </text:span><text:span text:style-name="T101">former des </text:span><text:span text:style-name="T91">repaires tactiles </text:span><text:span text:style-name="T101">pour</text:span><text:span text:style-name="T89"> </text:span><text:span text:style-name="T90">g</text:span><text:span text:style-name="T86">u</text:span><text:span text:style-name="T87">id</text:span><text:span text:style-name="T89">er le toucher </text:span><text:span text:style-name="T101">dans le but de </text:span><text:span text:style-name="T89">libérer le regard du support</text:span><text:span text:style-name="T68"> </text:span><text:span text:style-name="T101">et</text:span><text:span text:style-name="T92"> </text:span><text:span text:style-name="T68">favoris</text:span><text:span text:style-name="T102">er</text:span><text:span text:style-name="T94"> ainsi</text:span><text:span text:style-name="T68"> </text:span><text:span text:style-name="T101">l’</text:span><text:span text:style-name="T68">écoute</text:span><text:span text:style-name="T88">.</text:span><text:span text:style-name="T89"> Sortes de</text:span><text:span text:style-name="T84"> cartographies tactiles et sonore, </text:span><text:span text:style-name="T103">d</text:span><text:span text:style-name="T70">’une simple caresse à </text:span><text:span text:style-name="T71">une forte pression, </text:span><text:span text:style-name="T79">l</text:span><text:span text:style-name="T72">e</text:span><text:span text:style-name="T76">s gestes et touchers</text:span><text:span text:style-name="T68"> </text:span><text:span text:style-name="T69">propre</text:span><text:span text:style-name="T76">s</text:span><text:span text:style-name="T69"> au medium textile</text:span><text:span text:style-name="T70"> </text:span><text:span text:style-name="T76">peuvent </text:span><text:span text:style-name="T78">ainsi</text:span><text:span text:style-name="T73"> favoriser un contrôle intuitif et expressif des sons. </text:span></text:p>
      <text:p text:style-name="P6"><text:span text:style-name="T103">L’idée de </text:span><text:span text:style-name="T75">falsifier</text:span><text:span text:style-name="T81"> le son d’une caresse </text:span><text:span text:style-name="T103">retiens alors mon attention, </text:span><text:span text:style-name="T80">produi</text:span><text:span text:style-name="T103">re</text:span><text:span text:style-name="T80"> une </text:span><text:span text:style-name="T77">énergie</text:span><text:span text:style-name="T74"> </text:span><text:span text:style-name="T80">sonore qui</text:span><text:span text:style-name="T82"> </text:span><text:span text:style-name="T74">correspond </text:span><text:span text:style-name="T103">à la sensibilité d’une caresse</text:span><text:span text:style-name="T81"> </text:span><text:span text:style-name="T103">et imaginer son expression sonore</text:span><text:span text:style-name="T81">.</text:span></text:p>
      <text:p text:style-name="P7"/>
      <text:p text:style-name="P6"><text:span text:style-name="T16">L</text:span><text:span text:style-name="T15">’interface </text:span><text:a xlink:type="simple" xlink:href="http://xy.etextile.org/" text:style-name="Internet_20_link" text:visited-style-name="Visited_20_Internet_20_Link"><text:span text:style-name="T6">textile</text:span></text:a><text:a xlink:type="simple" xlink:href="http://xy.etextile.org/" text:style-name="Internet_20_link" text:visited-style-name="Visited_20_Internet_20_Link"><text:span text:style-name="T6">-XY</text:span></text:a><text:span text:style-name="T15"> </text:span><text:span text:style-name="T17">conçu</text:span><text:span text:style-name="T16"> e</text:span><text:span text:style-name="T15">n 2005, est un textile </text:span><text:span text:style-name="T18">tactile </text:span><text:span text:style-name="T15">grand format qui m’a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6">textile-E256</text:span></text:a><text:span text:style-name="T15">. </text:span><text:span text:style-name="T14">Pour rendre ces technologies accessibles, j</text:span><text:span text:style-name="T13">’attache une grande importance </text:span><text:span text:style-name="T19">à la documentation et </text:span><text:span text:style-name="T13">au choix des outils </text:span><text:span text:style-name="T18">et matériaux </text:span><text:span text:style-name="T13">nécessaires à </text:span><text:span text:style-name="T19">leur</text:span><text:span text:style-name="T13"> fabrication. </text:span><text:span text:style-name="T112">Je cherche à diffuser ces technologies</text:span><text:span text:style-name="T108"> </text:span><text:span text:style-name="T112">en contribuant à</text:span><text:span text:style-name="T108"> des publications scientifiques et </text:span><text:span text:style-name="T107">conférences </text:span><text:span text:style-name="T108">internationales </text:span><text:span text:style-name="T109">tel</text:span><text:span text:style-name="T108">les</text:span><text:span text:style-name="T109"> que </text:span><text:span text:style-name="T107">: </text:span><text:span text:style-name="T108">IHM-07 </text:span><text:span text:style-name="T110">(</text:span><text:span text:style-name="T111">Paris</text:span><text:span text:style-name="T110">), </text:span><text:span text:style-name="T107">NIME’17 </text:span><text:span text:style-name="T111">(</text:span><text:span text:style-name="Strong_20_Emphasis"><text:span text:style-name="T113">Copenhague</text:span></text:span><text:span text:style-name="T111">)</text:span><text:span text:style-name="T107">, MOCO 2017 </text:span><text:span text:style-name="T111">(Londres</text:span><text:span text:style-name="T107">). </text:span><text:span text:style-name="T2">Récemment </text:span><text:soft-page-break/><text:span text:style-name="T2">accueilli en résidence à l’université d’Auckland (AUT, </text:span><text:span text:style-name="T3">Nouvelle-Zélande</text:span><text:span text:style-name="T2">) au sein du département Colab, laboratoire dédié à l’utilisation créative des technologies, j’ai </text:span><text:span text:style-name="T4">développé</text:span><text:span text:style-name="T2"> </text:span><text:span text:style-name="T5">le</text:span><text:span text:style-name="T2"> contenu musical </text:span><text:span text:style-name="T5">de</text:span><text:span text:style-name="T2"> six interfaces textile</text:span><text:span text:style-name="T3">s</text:span><text:span text:style-name="T2">. Ce travail a notamment donné lieu à un concert public programmé dans l’association Audio Foundation</text:span><text:bookmark text:name="editShowcaseTitle"/><text:span text:style-name="T2"> </text:span><text:span text:style-name="T3">(NZ)</text:span><text:span text:style-name="T2">. </text:span><text:span text:style-name="T13">Au delà du domaine musical, qui représente </text:span><text:span text:style-name="T20">pour moi </text:span><text:span text:style-name="T21">un</text:span><text:span text:style-name="T22"> </text:span><text:span text:style-name="T16">axe de recherche </text:span><text:span text:style-name="T22">pri</text:span><text:span text:style-name="T20">vilégi</text:span><text:span text:style-name="T23">é</text:span><text:span text:style-name="T13">, </text:span><text:span text:style-name="T24">il m’arrive d’</text:span><text:span text:style-name="T16">explorer</text:span><text:span text:style-name="T24"> </text:span><text:span text:style-name="T16">d’autres </text:span><text:span text:style-name="T13">applications. </text:span><text:span text:style-name="T16">J’</text:span><text:span text:style-name="T25">ai notamment travaillé</text:span><text:span text:style-name="T26"> </text:span><text:span text:style-name="T25">pour </text:span><text:span text:style-name="T16">la société </text:span><text:span text:style-name="T24">PSA </text:span><text:span text:style-name="T27">(</text:span><text:span text:style-name="T26">20</text:span><text:span text:style-name="T27">16-2017) </text:span><text:span text:style-name="T25">sur </text:span><text:span text:style-name="T16">un projet </text:span><text:span text:style-name="T21">de commandes tactiles</text:span><text:span text:style-name="T16"> pour</text:span><text:span text:style-name="T24"> </text:span><text:span text:style-name="T13">l’automobile</text:span><text:span text:style-name="T24"> </text:span><text:span text:style-name="T47">et</text:span><text:span text:style-name="T25"> </text:span><text:span text:style-name="T47">j</text:span><text:span text:style-name="T25">e développe actuellement</text:span><text:span text:style-name="T16"> un </text:span><text:span text:style-name="T25">produit</text:span><text:span text:style-name="T16"> </text:span><text:span text:style-name="T28">avec retour haptique </text:span><text:span text:style-name="T16">pour </text:span><text:span text:style-name="T27">d</text:span><text:span text:style-name="T16">es personnes atteintes </text:span><text:span text:style-name="T29">de </text:span><text:span text:style-name="T30">trouble</text:span><text:span text:style-name="T62">s</text:span><text:span text:style-name="T30"> du comportement</text:span><text:span text:style-name="T24"> (Worth project)</text:span><text:span text:style-name="T13">. </text:span></text:p>
      <text:p text:style-name="P4"><text:span text:style-name="T41">Je débute en </text:span><text:span text:style-name="T66">janvier</text:span><text:span text:style-name="T41">, une</text:span><text:span text:style-name="T38"> </text:span><text:span text:style-name="T27">thèse</text:span><text:span text:style-name="T38"> </text:span><text:span text:style-name="T39">basée sur la pratique </text:span><text:span text:style-name="T37">à l’université </text:span><text:span text:style-name="T27">de Loughborough (EN). </text:span><text:span text:style-name="T41">Cette thèse </text:span><text:span text:style-name="T61">qui porte sur la question de l’usage musical des interfaces textiles, me donnera</text:span><text:span text:style-name="T41"> </text:span><text:span text:style-name="T65">notamment </text:span><text:span text:style-name="T41">accès à de</text:span><text:span text:style-name="T57">s</text:span><text:span text:style-name="T40"> </text:span><text:span text:style-name="T39">ressources </text:span><text:span text:style-name="T57">humaines et matériel</text:span><text:span text:style-name="T63">les</text:span><text:span text:style-name="T57"> </text:span><text:span text:style-name="T64">pour pouvoir</text:span><text:span text:style-name="T59"> </text:span><text:span text:style-name="T56">développer et prototyper la partie textile d</text:span><text:span text:style-name="T57">e mes recherches</text:span><text:span text:style-name="T42">. Être accueilli au sein de l</text:span><text:span text:style-name="T40">a résidence en recherche artistique de l’IRCAM</text:span><text:span text:style-name="T38"> </text:span><text:span text:style-name="T40">me permettrait </text:span><text:span text:style-name="T45">d’appuyer</text:span><text:span text:style-name="T43"> </text:span><text:span text:style-name="T46">ce</text:span><text:span text:style-name="T43"> travail de thèse sur de solides </text:span><text:span text:style-name="T44">connaissances dans le </text:span><text:span text:style-name="T31">domaine sonore </text:span><text:span text:style-name="T56">et</text:span><text:span text:style-name="T46"> </text:span><text:span text:style-name="T45">la captation du </text:span><text:span text:style-name="T44">geste.</text:span><text:span text:style-name="T48"> </text:span><text:span text:style-name="T52">Nous pourrions</text:span><text:span text:style-name="T35"> </text:span><text:span text:style-name="T52">ensemble, </text:span><text:span text:style-name="T35">amplifier l’expérience </text:span><text:span text:style-name="T54">que proposent</text:span><text:span text:style-name="T52"> ces textiles, développer des o</text:span><text:span text:style-name="T49">utils </text:span><text:span text:style-name="T57">numériques</text:span><text:span text:style-name="T49"> </text:span><text:span text:style-name="T57">spécifiques</text:span><text:span text:style-name="T52"> </text:span><text:span text:style-name="T60">pour</text:span><text:span text:style-name="T57"> la</text:span><text:span text:style-name="T49"> </text:span><text:span text:style-name="T36">compos</text:span><text:span text:style-name="T57">ition </text:span><text:span text:style-name="T58">musicale</text:span><text:span text:style-name="T48">, </text:span><text:span text:style-name="T52">réfléchir à la c</text:span><text:span text:style-name="T34">ohéren</text:span><text:span text:style-name="T32">ce</text:span><text:span text:style-name="T34"> </text:span><text:span text:style-name="T49">entre </text:span><text:span text:style-name="T52">type de </text:span><text:span text:style-name="T34">toucher </text:span><text:span text:style-name="T50">et</text:span><text:span text:style-name="T48"> </text:span><text:span text:style-name="T33">modalité de jeux </text:span><text:span text:style-name="T53">et </text:span><text:span text:style-name="T51">d</text:span><text:span text:style-name="T36">évelopper </text:span><text:span text:style-name="T53">des </text:span><text:span text:style-name="T32">contenu</text:span><text:span text:style-name="T53">s</text:span><text:span text:style-name="T32"> musica</text:span><text:span text:style-name="T53">ux</text:span><text:span text:style-name="T32"> </text:span><text:span text:style-name="T53">pour illustrer </text:span><text:span text:style-name="T55">le potentiel</text:span><text:span text:style-name="T53"> </text:span><text:span text:style-name="T55">de</text:span><text:span text:style-name="T53"> ce </text:span><text:span text:style-name="T55">nouveau type</text:span><text:span text:style-name="T53"> </text:span><text:span text:style-name="T58">d’</text:span><text:span text:style-name="T53">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roman" style:font-pitch="variable" fo:font-size="14pt" fo:font-weight="bold" style:font-size-asian="14pt" style:font-weight-asian="bold"/>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MT1" style:family="text">
      <style:text-properties style:font-name="DejaVu San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309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aurin Donneaud - Designer industriel &amp; Creative technologist - </text:span><text:a xlink:type="simple" xlink:href="http://www.etextile.org/" text:style-name="Internet_20_link" text:visited-style-name="Visited_20_Internet_20_Link"><text:span text:style-name="MT1">www.etextile.org</text:span></text:a></text:p>
      </style:header>
      <style:footer>
        <text:p text:style-name="MP2">_ <text:page-number text:select-page="current">2</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1-01-17T20:26:38.810772665</dc:date>
    <meta:editing-duration>P15DT14H13M57S</meta:editing-duration>
    <meta:editing-cycles>697</meta:editing-cycles>
    <meta:generator>LibreOffice/6.1.5.2$Linux_X86_64 LibreOffice_project/10$Build-2</meta:generator>
    <meta:print-date>2019-11-25T12:45:35.327578918</meta:print-date>
    <meta:document-statistic meta:table-count="0" meta:image-count="0" meta:object-count="0" meta:page-count="2" meta:paragraph-count="11" meta:word-count="516" meta:character-count="3590" meta:non-whitespace-character-count="3080"/>
  </office:meta>
</office:document-meta>
</file>